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ando the Egghunter</text:h>
      <text:list xml:id="list35383299" text:style-name="L1">
        <text:list-item>
          <text:p text:style-name="P1">Relevence:<text:tab/><text:tab/>Teaches computational thinking and programming concepts</text:p>
        </text:list-item>
        <text:list-item>
          <text:p text:style-name="P1">Learning value:<text:tab/>Teaches some concepts that are typicially used when programming, such as what functions are, how recursion works, loops and if statements. It evens has well named terms in the right places, such as funtion 1 &amp; 2 and the main method, system clock and the mention of conditionals and recursion.</text:p>
        </text:list-item>
        <text:list-item>
          <text:p text:style-name="P1">Asthetics:<text:tab/><text:tab/>Lightbot 2.0 has simple but nice graphics</text:p>
        </text:list-item>
        <text:list-item>
          <text:p text:style-name="P1">Gameplay:<text:tab/><text:tab/>Lightbot gameplay is compelling, it gets across the ideas it needs to while still being a fun, interesting and callenging game. The only downside is that the futher you get into the less the callenges seem to be teaching important computer science concepts and the more they seem to be testing your ability to notice patterns in the levels layout.</text:p>
        </text:list-item>
        <text:list-item>
          <text:p text:style-name="P1">Complexity:<text:tab/><text:tab/>Lightbot is easy to jump into and offers a good deal of callenge in some of the levels, while still keeping the player interested (I found myself interested right up until the last 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12M18S</meta:editing-duration>
    <meta:editing-cycles>5</meta:editing-cycles>
    <meta:generator>OpenOffice.org/3.2$Win32 OpenOffice.org_project/320m18$Build-9502</meta:generator>
    <dc:date>2011-10-12T15:37:35.05</dc:date>
    <dc:creator>Ben Gibson</dc:creator>
    <meta:document-statistic meta:table-count="0" meta:image-count="0" meta:object-count="0" meta:page-count="1" meta:paragraph-count="6" meta:word-count="171" meta:character-count="1010"/>
    <meta:user-defined meta:name="Info 1"/>
    <meta:user-defined meta:name="Info 2"/>
    <meta:user-defined meta:name="Info 3"/>
    <meta:user-defined meta:name="Info 4"/>
  </office:meta>
</office:document-meta>
</file>